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4.4839in" svg:y="0.0394in">
            <draw:object draw:notify-on-update-of-ranges="Sheet1.D1:Sheet1.D1 Sheet1.D2:Sheet1.D12 Sheet1.E1:Sheet1.E1 Sheet1.E2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58.25" calcext:value-type="float">
            <text:p>258.25</text:p>
          </table:table-cell>
          <table:table-cell table:formula="of:=2*PI() / [.A2]" office:value-type="float" office:value="0.20943951023932" calcext:value-type="float">
            <text:p>0.2094395102</text:p>
          </table:table-cell>
          <table:table-cell table:formula="of:=[.B2]/[.C2]" office:value-type="float" office:value="0.0309777347531462" calcext:value-type="float">
            <text:p>0.030977734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210" calcext:value-type="float">
            <text:p>210</text:p>
          </table:table-cell>
          <table:table-cell table:formula="of:=2*PI() / [.A3]" office:value-type="float" office:value="0.190399554763018" calcext:value-type="float">
            <text:p>0.1903995548</text:p>
          </table:table-cell>
          <table:table-cell table:formula="of:=[.B3]/[.C3]" office:value-type="float" office:value="0.0285714285714286" calcext:value-type="float">
            <text:p>0.028571428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185.25" calcext:value-type="float">
            <text:p>185.25</text:p>
          </table:table-cell>
          <table:table-cell table:formula="of:=2*PI() / [.A4]" office:value-type="float" office:value="0.174532925199433" calcext:value-type="float">
            <text:p>0.1745329252</text:p>
          </table:table-cell>
          <table:table-cell table:formula="of:=[.B4]/[.C4]" office:value-type="float" office:value="0.0269905533063428" calcext:value-type="float">
            <text:p>0.02699055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58" calcext:value-type="float">
            <text:p>258</text:p>
          </table:table-cell>
          <table:table-cell table:formula="of:=2*PI() / [.A5]" office:value-type="float" office:value="0.161107315568707" calcext:value-type="float">
            <text:p>0.1611073156</text:p>
          </table:table-cell>
          <table:table-cell table:formula="of:=[.B5]/[.C5]" office:value-type="float" office:value="0.0232558139534884" calcext:value-type="float">
            <text:p>0.02325581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376.5" calcext:value-type="float">
            <text:p>376.5</text:p>
          </table:table-cell>
          <table:table-cell table:formula="of:=2*PI() / [.A6]" office:value-type="float" office:value="0.149599650170943" calcext:value-type="float">
            <text:p>0.1495996502</text:p>
          </table:table-cell>
          <table:table-cell table:formula="of:=[.B6]/[.C6]" office:value-type="float" office:value="0.0212483399734396" calcext:value-type="float">
            <text:p>0.0212483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37.25" calcext:value-type="float">
            <text:p>337.25</text:p>
          </table:table-cell>
          <table:table-cell table:formula="of:=2*PI() / [.A7]" office:value-type="float" office:value="0.139626340159546" calcext:value-type="float">
            <text:p>0.1396263402</text:p>
          </table:table-cell>
          <table:table-cell table:formula="of:=[.B7]/[.C7]" office:value-type="float" office:value="0.0207561156412157" calcext:value-type="float">
            <text:p>0.02075611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table:formula="of:=2*PI() / [.A8]" office:value-type="float" office:value="0.130899693899575" calcext:value-type="float">
            <text:p>0.1308996939</text:p>
          </table:table-cell>
          <table:table-cell table:formula="of:=[.B8]/[.C8]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367.25" calcext:value-type="float">
            <text:p>367.25</text:p>
          </table:table-cell>
          <table:table-cell table:formula="of:=2*PI() / [.A9]" office:value-type="float" office:value="0.123199711905482" calcext:value-type="float">
            <text:p>0.1231997119</text:p>
          </table:table-cell>
          <table:table-cell table:formula="of:=[.B9]/[.C9]" office:value-type="float" office:value="0.0190605854322668" calcext:value-type="float">
            <text:p>0.019060585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96.5" calcext:value-type="float">
            <text:p>396.5</text:p>
          </table:table-cell>
          <table:table-cell table:formula="of:=2*PI() / [.A10]" office:value-type="float" office:value="0.116355283466289" calcext:value-type="float">
            <text:p>0.1163552835</text:p>
          </table:table-cell>
          <table:table-cell table:formula="of:=[.B10]/[.C10]" office:value-type="float" office:value="0.0176544766708701" calcext:value-type="float">
            <text:p>0.017654476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312.5" calcext:value-type="float">
            <text:p>312.5</text:p>
          </table:table-cell>
          <table:table-cell table:formula="of:=2*PI() / [.A11]" office:value-type="float" office:value="0.110231321178589" calcext:value-type="float">
            <text:p>0.1102313212</text:p>
          </table:table-cell>
          <table:table-cell table:formula="of:=[.B11]/[.C11]" office:value-type="float" office:value="0.016" calcext:value-type="float">
            <text:p>0.01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27.75" calcext:value-type="float">
            <text:p>327.75</text:p>
          </table:table-cell>
          <table:table-cell table:formula="of:=2*PI() / [.A12]" office:value-type="float" office:value="0.10471975511966" calcext:value-type="float">
            <text:p>0.1047197551</text:p>
          </table:table-cell>
          <table:table-cell table:formula="of:=[.B12]/[.C12]" office:value-type="float" office:value="0.015255530129672" calcext:value-type="float">
            <text:p>0.0152555301</text:p>
          </table:table-cell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</table:table>
      <table:table table:name="Sheet3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6" calcext:value-type="float">
            <text:p>316</text:p>
          </table:table-cell>
          <table:table-cell table:formula="of:=2*PI()/[.A2]" office:value-type="float" office:value="0.20943951023932" calcext:value-type="float">
            <text:p>0.2094395102</text:p>
          </table:table-cell>
          <table:table-cell table:formula="of:=[.B2]/[.C2]" office:value-type="float" office:value="0.0348101265822785" calcext:value-type="float">
            <text:p>0.034810126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  <table:table-cell table:formula="of:=2*PI()/[.A3]" office:value-type="float" office:value="0.190399554763018" calcext:value-type="float">
            <text:p>0.1903995548</text:p>
          </table:table-cell>
          <table:table-cell table:formula="of:=[.B3]/[.C3]" office:value-type="float" office:value="0.030188679245283" calcext:value-type="float">
            <text:p>0.030188679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265.5" calcext:value-type="float">
            <text:p>265.5</text:p>
          </table:table-cell>
          <table:table-cell table:formula="of:=2*PI()/[.A4]" office:value-type="float" office:value="0.174532925199433" calcext:value-type="float">
            <text:p>0.1745329252</text:p>
          </table:table-cell>
          <table:table-cell table:formula="of:=[.B4]/[.C4]" office:value-type="float" office:value="0.0263653483992467" calcext:value-type="float">
            <text:p>0.026365348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382" calcext:value-type="float">
            <text:p>382</text:p>
          </table:table-cell>
          <table:table-cell table:formula="of:=2*PI()/[.A5]" office:value-type="float" office:value="0.161107315568707" calcext:value-type="float">
            <text:p>0.1611073156</text:p>
          </table:table-cell>
          <table:table-cell table:formula="of:=[.B5]/[.C5]" office:value-type="float" office:value="0.0261780104712042" calcext:value-type="float">
            <text:p>0.026178010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211.5" calcext:value-type="float">
            <text:p>211.5</text:p>
          </table:table-cell>
          <table:table-cell table:formula="of:=2*PI()/[.A6]" office:value-type="float" office:value="0.149599650170943" calcext:value-type="float">
            <text:p>0.1495996502</text:p>
          </table:table-cell>
          <table:table-cell table:formula="of:=[.B6]/[.C6]" office:value-type="float" office:value="0.0236406619385343" calcext:value-type="float">
            <text:p>0.02364066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314.25" calcext:value-type="float">
            <text:p>314.25</text:p>
          </table:table-cell>
          <table:table-cell table:formula="of:=2*PI()/[.A7]" office:value-type="float" office:value="0.139626340159546" calcext:value-type="float">
            <text:p>0.1396263402</text:p>
          </table:table-cell>
          <table:table-cell table:formula="of:=[.B7]/[.C7]" office:value-type="float" office:value="0.0222752585521082" calcext:value-type="float">
            <text:p>0.022275258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238.5" calcext:value-type="float">
            <text:p>238.5</text:p>
          </table:table-cell>
          <table:table-cell table:formula="of:=2*PI()/[.A8]" office:value-type="float" office:value="0.130899693899575" calcext:value-type="float">
            <text:p>0.1308996939</text:p>
          </table:table-cell>
          <table:table-cell table:formula="of:=[.B8]/[.C8]" office:value-type="float" office:value="0.0209643605870021" calcext:value-type="float">
            <text:p>0.02096436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6" calcext:value-type="float">
            <text:p>6</text:p>
          </table:table-cell>
          <table:table-cell office:value-type="float" office:value="296.25" calcext:value-type="float">
            <text:p>296.25</text:p>
          </table:table-cell>
          <table:table-cell table:formula="of:=2*PI()/[.A9]" office:value-type="float" office:value="0.123199711905482" calcext:value-type="float">
            <text:p>0.1231997119</text:p>
          </table:table-cell>
          <table:table-cell table:formula="of:=[.B9]/[.C9]" office:value-type="float" office:value="0.020253164556962" calcext:value-type="float">
            <text:p>0.020253164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78" calcext:value-type="float">
            <text:p>278</text:p>
          </table:table-cell>
          <table:table-cell table:formula="of:=2*PI()/[.A10]" office:value-type="float" office:value="0.116355283466289" calcext:value-type="float">
            <text:p>0.1163552835</text:p>
          </table:table-cell>
          <table:table-cell table:formula="of:=[.B10]/[.C10]" office:value-type="float" office:value="0.0179856115107914" calcext:value-type="float">
            <text:p>0.017985611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279.25" calcext:value-type="float">
            <text:p>279.25</text:p>
          </table:table-cell>
          <table:table-cell table:formula="of:=2*PI()/[.A11]" office:value-type="float" office:value="0.110231321178589" calcext:value-type="float">
            <text:p>0.1102313212</text:p>
          </table:table-cell>
          <table:table-cell table:formula="of:=[.B11]/[.C11]" office:value-type="float" office:value="0.017905102954342" calcext:value-type="float">
            <text:p>0.0179051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366" calcext:value-type="float">
            <text:p>366</text:p>
          </table:table-cell>
          <table:table-cell table:formula="of:=2*PI()/[.A12]" office:value-type="float" office:value="0.10471975511966" calcext:value-type="float">
            <text:p>0.1047197551</text:p>
          </table:table-cell>
          <table:table-cell table:formula="of:=[.B12]/[.C12]" office:value-type="float" office:value="0.0163934426229508" calcext:value-type="float">
            <text:p>0.0163934426</text:p>
          </table:table-cell>
        </table:table-row>
      </table:table>
      <table:table table:name="Sheet4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N/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jamin Rottler</meta:initial-creator>
    <meta:creation-date>2014-10-08T17:12:32.105451964</meta:creation-date>
    <dc:date>2014-10-08T17:43:31.946492031</dc:date>
    <dc:creator>Benjamin Rottler</dc:creator>
    <meta:editing-duration>PT49S</meta:editing-duration>
    <meta:editing-cycles>1</meta:editing-cycles>
    <meta:document-statistic meta:table-count="4" meta:cell-count="152" meta:object-count="1"/>
    <meta:generator>LibreOffice/4.2.6.3$Linux_X86_64 LibreOffice_project/42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3.952cm" style:legend-expansion="high" chart:style-name="ch2"/>
        <chart:plot-area chart:style-name="ch3" table:cell-range-address="Sheet1.D1:Sheet1.E12" chart:data-source-has-labels="row" svg:x="0.77cm" svg:y="0.855cm" svg:width="11.553cm" svg:height="7.545cm">
          <chartooo:coordinate-region svg:x="1.868cm" svg:y="1.055cm" svg:width="10.1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chart:label-cell-address="Sheet1.E1:Sheet1.E1" chart:class="chart:scatter">
            <chart:domain table:cell-range-address="Sheet1.D2:Sheet1.D12"/>
            <chart:regression-curve chart:style-name="ch7">
              <chart:equation chart:display-equation="true" chart:display-r-square="true" svg:x="7.161cm" svg:y="5.96cm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/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0943951023932">
                <text:p>0.20943951023932</text:p>
                <draw:g>
                  <svg:desc>Sheet1.D2:Sheet1.D12</svg:desc>
                </draw:g>
              </table:table-cell>
              <table:table-cell office:value-type="float" office:value="0.0309777347531462">
                <text:p>0.0309777347531462</text:p>
                <draw:g>
                  <svg:desc>Sheet1.E2:Sheet1.E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0399554763018">
                <text:p>0.190399554763018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74532925199433">
                <text:p>0.174532925199433</text:p>
              </table:table-cell>
              <table:table-cell office:value-type="float" office:value="0.0269905533063428">
                <text:p>0.0269905533063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61107315568707">
                <text:p>0.161107315568707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49599650170943">
                <text:p>0.149599650170943</text:p>
              </table:table-cell>
              <table:table-cell office:value-type="float" office:value="0.0212483399734396">
                <text:p>0.02124833997343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9626340159546">
                <text:p>0.139626340159546</text:p>
              </table:table-cell>
              <table:table-cell office:value-type="float" office:value="0.0207561156412157">
                <text:p>0.02075611564121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0899693899575">
                <text:p>0.130899693899575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3199711905482">
                <text:p>0.123199711905482</text:p>
              </table:table-cell>
              <table:table-cell office:value-type="float" office:value="0.0190605854322668">
                <text:p>0.0190605854322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6355283466289">
                <text:p>0.116355283466289</text:p>
              </table:table-cell>
              <table:table-cell office:value-type="float" office:value="0.0176544766708701">
                <text:p>0.01765447667087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0231321178589">
                <text:p>0.110231321178589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471975511966">
                <text:p>0.10471975511966</text:p>
              </table:table-cell>
              <table:table-cell office:value-type="float" office:value="0.015255530129672">
                <text:p>0.0152555301296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